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8012" officeooo:paragraph-rsid="0002801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8012" officeooo:paragraph-rsid="0002801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8012" officeooo:paragraph-rsid="000280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8012" officeooo:paragraph-rsid="000422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7e06" officeooo:paragraph-rsid="00047e0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a4b3" officeooo:paragraph-rsid="0006a4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2833" officeooo:paragraph-rsid="000b28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0f7b" officeooo:paragraph-rsid="000e0f7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fed51" officeooo:paragraph-rsid="000fed5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4e32" officeooo:paragraph-rsid="00114e3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6af5" officeooo:paragraph-rsid="00176af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85ba" officeooo:paragraph-rsid="001785b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6a01" officeooo:paragraph-rsid="001a6a0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a7f7a" officeooo:paragraph-rsid="001a7f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89eb" officeooo:paragraph-rsid="002189e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014d" officeooo:paragraph-rsid="0024014d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fed51" officeooo:paragraph-rsid="000fed51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fo:font-weight="normal" officeooo:rsid="00132d73" officeooo:paragraph-rsid="00132d7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1a7f7a" officeooo:paragraph-rsid="001a7f7a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2189eb" officeooo:paragraph-rsid="002189eb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1785ba" officeooo:paragraph-rsid="001785ba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style="italic" fo:font-weight="normal" officeooo:rsid="002189eb" officeooo:paragraph-rsid="002189eb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40750"/>
    </style:style>
    <style:style style:name="T2" style:family="text">
      <style:text-properties officeooo:rsid="0004ffa3"/>
    </style:style>
    <style:style style:name="T3" style:family="text">
      <style:text-properties officeooo:rsid="00082bb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officeooo:rsid="000e6695"/>
    </style:style>
    <style:style style:name="T8" style:family="text">
      <style:text-properties officeooo:rsid="00132d73"/>
    </style:style>
    <style:style style:name="T9" style:family="text">
      <style:text-properties officeooo:rsid="0014f776"/>
    </style:style>
    <style:style style:name="T10" style:family="text">
      <style:text-properties officeooo:rsid="001d0ddc"/>
    </style:style>
    <style:style style:name="T11" style:family="text">
      <style:text-properties officeooo:rsid="002051e2"/>
    </style:style>
    <style:style style:name="T12" style:family="text">
      <style:text-properties officeooo:rsid="002189eb"/>
    </style:style>
    <style:style style:name="T13" style:family="text">
      <style:text-properties officeooo:rsid="0027189f"/>
    </style:style>
    <style:style style:name="T14" style:family="text">
      <style:text-properties officeooo:rsid="00283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sur la redirection et l'utilisation de Fosuser</text:p>
      <text:p text:style-name="P1"/>
      <text:p text:style-name="P1"/>
      <text:p text:style-name="P3">Mettre en place une redirection après l'authentification <text:span text:style-name="T1">réussite</text:span> d'un utilisateur :</text:p>
      <text:p text:style-name="P2"/>
      <text:p text:style-name="P5">Il faut mettre dans le fichier de configuration app/config/securite.yml le code suivant :</text:p>
      <text:p text:style-name="P4"/>
      <text:p text:style-name="P7">firewalls:</text:p>
      <text:p text:style-name="P7"><text:s text:c="8"/>main:</text:p>
      <text:p text:style-name="P7"><text:s text:c="14"/>~</text:p>
      <text:p text:style-name="P7"><text:s text:c="12"/>form_login:</text:p>
      <text:p text:style-name="P7"><text:s text:c="15"/><text:span text:style-name="T6"><text:s/></text:span><text:bookmark-start text:name="__DdeLink__2_210247324"/><text:span text:style-name="T5">default_target_path: /index</text:span><text:bookmark-end text:name="__DdeLink__2_210247324"/></text:p>
      <text:p text:style-name="P4"/>
      <text:p text:style-name="P5">Celui ci permet de rediriger <text:span text:style-name="T2">après</text:span> la connexion l'utilisateur vers la route voulut ici « /index ».</text:p>
      <text:p text:style-name="P6">Il faut l'avoir définie auparavant dans le fichier de route dans le bundle /ressource/config/routing/<text:span text:style-name="T3">routing.yml.</text:span></text:p>
      <text:p text:style-name="P6"/>
      <text:p text:style-name="P8">Dans le fichier « indexnonconnecte.html » on importe le <text:span text:style-name="T9">template</text:span> dépourvue de menu de navigation <text:span text:style-name="T7">(index.html.twig) </text:span>car l'utilisateur ne c'est pas encore connecté et n'a donc pas le droit de naviquer sur le site, <text:span text:style-name="T7">il permet juste de récupérer le template par héritage.</text:span></text:p>
      <text:p text:style-name="P17">« {% extends "index.html.twig" %} »</text:p>
      <text:p text:style-name="P9"/>
      <text:p text:style-name="P10">Dans le fichier « indexconnecte.html » on importe le template complet car celui ci s'affiche aprés la connexion de l'utilisateur et posséde donc les droits de navigation sur le site <text:span text:style-name="T8">en fonction de son statut.</text:span></text:p>
      <text:p text:style-name="P18">{% extends "base.html.twig" %}</text:p>
      <text:p text:style-name="P8"/>
      <text:p text:style-name="P11">Il n'y a pas besoin de crée une méthode dans DefaultControleur pour les deux pages car <text:s/>pour le <text:span text:style-name="T13">pattern</text:span> <text:s/>« / » on route sur le formulaire de login de FosuserBundle :</text:p>
      <text:p text:style-name="P11"/>
      <text:p text:style-name="P12"><text:tab/><text:span text:style-name="T4">homepage:</text:span></text:p>
      <text:p text:style-name="P21"><text:tab/><text:tab/>pattern: <text:s/>/</text:p>
      <text:p text:style-name="P21"><text:s text:c="4"/><text:tab/><text:tab/>defaults: { _controller: FOSUserBundle:Security:login }</text:p>
      <text:p text:style-name="P12"/>
      <text:p text:style-name="P13">Pour la page <text:span text:style-name="T14">après</text:span> la connexion « <text:span text:style-name="T10">/index » </text:span>on utilise une méthode dans le DefaultControleu<text:span text:style-name="T12">r :</text:span></text:p>
      <text:p text:style-name="P13"/>
      <text:p text:style-name="P20">public function indexconnecteAction()</text:p>
      <text:p text:style-name="P20"><text:s text:c="4"/>{</text:p>
      <text:p text:style-name="P22">return $this-&gt;render('GSBPatientsBundle:Default:indexconnecte.html.twig',array('onglet'=&gt;'index'));</text:p>
      <text:p text:style-name="P20"><text:s text:c="4"/>}</text:p>
      <text:p text:style-name="P13"/>
      <text:p text:style-name="P16">Avec la route suivante :</text:p>
      <text:p text:style-name="P16"/>
      <text:p text:style-name="P14"><text:tab/><text:span text:style-name="T4">connecte:</text:span></text:p>
      <text:p text:style-name="P19"><text:s text:c="3"/><text:tab/><text:tab/>pattern: <text:s/>/index</text:p>
      <text:p text:style-name="P19"><text:s text:c="4"/><text:tab/><text:tab/>defaults: { _controller: GSBPatientsBundle:Default:indexconnecte }</text:p>
      <text:p text:style-name="P14"/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4:35:28.291016769</meta:creation-date>
    <dc:date>2015-12-01T15:05:04.167474628</dc:date>
    <meta:editing-duration>PT26M55S</meta:editing-duration>
    <meta:editing-cycles>40</meta:editing-cycles>
    <meta:generator>LibreOffice/4.2.6.3$Linux_X86_64 LibreOffice_project/420$Build-3</meta:generator>
    <meta:document-statistic meta:table-count="0" meta:image-count="0" meta:object-count="0" meta:page-count="1" meta:paragraph-count="27" meta:word-count="234" meta:character-count="1702" meta:non-whitespace-character-count="1412"/>
  </office:meta>
</office:document-meta>
</file>